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eab" officeooo:paragraph-rsid="001ee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анди, използвани за задчи на тема компилация</text:p>
      <text:p text:style-name="P1">задача 3: gcc -c transformation.c -o transformation.o</text:p>
      <text:p text:style-name="P1"><text:tab/>gcc main.c transformation.o -o main.out</text:p>
      <text:p text:style-name="P1"><text:tab/>./main.out</text:p>
      <text:p text:style-name="P1">задача 4: gcc zad4.c -lm -o usepow.out</text:p>
      <text:p text:style-name="P1"><text:tab/>./usepow.out</text:p>
      <text:p text:style-name="P1">задача 5: gcc -c maths.c -o maths.o</text:p>
      <text:p text:style-name="P1"><text:tab/>ar rcs libmaths.a maths.o</text:p>
      <text:p text:style-name="P1"><text:tab/>gcc main.c -L/home/kris/Chomework/CHW4/Zad5 -lmaths -o program.ou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44:16.463594103</meta:creation-date>
    <dc:date>2024-11-18T18:50:51.351489003</dc:date>
    <meta:editing-duration>PT6M35S</meta:editing-duration>
    <meta:editing-cycles>1</meta:editing-cycles>
    <meta:document-statistic meta:table-count="0" meta:image-count="0" meta:object-count="0" meta:page-count="1" meta:paragraph-count="9" meta:word-count="45" meta:character-count="330" meta:non-whitespace-character-count="289"/>
    <meta:generator>LibreOffice/24.2.5.2$Linux_X86_64 LibreOffice_project/420$Build-2</meta:generator>
  </office:meta>
</office:document-meta>
</file>